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FB000000C9C0E826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6cm"/>
    </style:style>
    <style:style style:name="gr6" style:family="graphic" style:parent-style-name="standard">
      <style:graphic-properties draw:stroke="none" svg:stroke-color="#000000" draw:fill="none" draw:fill-color="#ffffff" fo:min-height="1.9cm"/>
    </style:style>
    <style:style style:name="gr7" style:family="graphic" style:parent-style-name="standard">
      <style:graphic-properties draw:stroke="none" svg:stroke-color="#000000" draw:fill="none" draw:fill-color="#ffffff" fo:min-height="1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_32__20_Dots_20_1_20_Dash" svg:stroke-width="0.2cm" svg:stroke-color="#ff0000" draw:marker-start-width="0.5cm" draw:marker-end-width="0.5cm" draw:fill="gradient" draw:fill-color="#000000" draw:fill-gradient-name="Gradient_20_1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gr10" style:family="graphic" style:parent-style-name="standard">
      <style:graphic-properties draw:stroke="none" svg:stroke-color="#000000" draw:fill="none" draw:fill-color="#ffffff" fo:min-height="3.5cm"/>
    </style:style>
    <style:style style:name="gr11" style:family="graphic" style:parent-style-name="standard">
      <style:graphic-properties draw:stroke="dash" draw:stroke-dash="_32__20_Dots_20_1_20_Dash" svg:stroke-width="0.2cm" svg:stroke-color="#ff0000" draw:marker-start-width="0.5cm" draw:marker-end-width="0.5cm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line-height="0.3cm"/>
    </style:style>
    <style:style style:name="P4" style:family="paragraph">
      <style:paragraph-properties fo:line-height="0.3cm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15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2cm" svg:x="15.39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cm" svg:height="2cm" svg:x="15.399cm" svg:y="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cm" svg:height="2cm" svg:x="15.399cm" svg:y="1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1cm" svg:height="2cm" svg:x="6cm" svg:y="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2.1cm" svg:height="2cm" svg:x="5.999cm" svg:y="7.1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2.1cm" svg:height="2cm" svg:x="5.999cm" svg:y="10.0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4" draw:id="id14" draw:layer="layout" svg:width="2.1cm" svg:height="2cm" svg:x="5.999cm" svg:y="12.6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6" draw:id="id6" draw:layer="layout" svg:width="2.1cm" svg:height="2cm" svg:x="5.999cm" svg:y="16.8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7" draw:id="id7" draw:layer="layout" svg:width="1.8cm" svg:height="1.8cm" svg:x="2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.8cm" svg:height="1.8cm" svg:x="24.999cm" svg:y="7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1.8cm" svg:height="1.8cm" svg:x="24.999cm" svg:y="10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8cm" svg:height="1.8cm" svg:x="24.999cm" svg:y="12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8cm" svg:height="1.8cm" svg:x="24.999cm" svg:y="16.89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4cm" svg:y1="5.2cm" svg:x2="7.05cm" svg:y2="4cm" draw:start-shape="id1" draw:start-glue-point="6" draw:end-shape="id2" draw:end-glue-point="4" svg:d="m15400 5200-8350-1200">
          <text:p/>
        </draw:connector>
        <draw:connector draw:style-name="gr4" draw:text-style-name="P1" draw:layer="layout" draw:type="line" svg:x1="7.575cm" svg:y1="5cm" svg:x2="15.4cm" svg:y2="5.2cm" draw:start-shape="id2" draw:start-glue-point="9" draw:end-shape="id1" draw:end-glue-point="6" svg:d="m7575 5000 7825 200">
          <text:p/>
        </draw:connector>
        <draw:connector draw:style-name="gr4" draw:text-style-name="P1" draw:layer="layout" draw:type="line" svg:x1="15.4cm" svg:y1="5.2cm" svg:x2="7.049cm" svg:y2="7.199cm" draw:start-shape="id1" draw:start-glue-point="6" draw:end-shape="id3" draw:end-glue-point="4" svg:d="m15400 5200-8351 1999">
          <text:p/>
        </draw:connector>
        <draw:connector draw:style-name="gr4" draw:text-style-name="P1" draw:layer="layout" draw:type="line" svg:x1="15.399cm" svg:y1="7.999cm" svg:x2="7.049cm" svg:y2="10.099cm" draw:start-shape="id4" draw:start-glue-point="6" draw:end-shape="id5" draw:end-glue-point="4" svg:d="m15399 7999-8350 2100">
          <text:p/>
        </draw:connector>
        <draw:connector draw:style-name="gr4" draw:text-style-name="P1" draw:layer="layout" draw:type="line" svg:x1="15.692cm" svg:y1="8.706cm" svg:x2="7.049cm" svg:y2="16.899cm" draw:start-shape="id4" draw:start-glue-point="7" draw:end-shape="id6" draw:end-glue-point="4" svg:d="m15692 8706-8643 8193">
          <text:p/>
        </draw:connector>
        <draw:connector draw:style-name="gr4" draw:text-style-name="P1" draw:layer="layout" draw:type="line" svg:x1="17.4cm" svg:y1="5.2cm" svg:x2="25cm" svg:y2="5.5cm" draw:start-shape="id1" draw:start-glue-point="10" draw:end-shape="id7" svg:d="m17400 5200 7600 300">
          <text:p/>
        </draw:connector>
        <draw:connector draw:style-name="gr4" draw:text-style-name="P1" draw:layer="layout" draw:type="line" svg:x1="17.107cm" svg:y1="5.907cm" svg:x2="24.999cm" svg:y2="17.799cm" draw:start-shape="id1" draw:start-glue-point="9" draw:end-shape="id8" draw:end-glue-point="3" svg:d="m17107 5907 7892 11892">
          <text:p/>
        </draw:connector>
        <draw:connector draw:style-name="gr4" draw:text-style-name="P1" draw:layer="layout" draw:type="line" svg:x1="17.106cm" svg:y1="10.292cm" svg:x2="25cm" svg:y2="5.5cm" draw:start-shape="id9" draw:start-glue-point="11" draw:end-shape="id7" draw:end-glue-point="3" svg:d="m17106 10292 7894-4792">
          <text:p/>
        </draw:connector>
        <draw:connector draw:style-name="gr4" draw:text-style-name="P1" draw:layer="layout" draw:type="line" svg:x1="17.399cm" svg:y1="10.999cm" svg:x2="24.999cm" svg:y2="10.999cm" draw:start-shape="id9" draw:start-glue-point="10" draw:end-shape="id10" draw:end-glue-point="3" svg:d="m17399 10999h7600">
          <text:p/>
        </draw:connector>
        <draw:connector draw:style-name="gr4" draw:text-style-name="P1" draw:layer="layout" draw:type="line" svg:x1="17.399cm" svg:y1="7.999cm" svg:x2="24.999cm" svg:y2="8.399cm" draw:start-shape="id4" draw:start-glue-point="10" draw:end-shape="id11" draw:end-glue-point="3" svg:d="m17399 7999 7600 400">
          <text:p/>
        </draw:connector>
        <draw:connector draw:style-name="gr4" draw:text-style-name="P1" draw:layer="layout" draw:type="line" svg:x1="17.106cm" svg:y1="15.292cm" svg:x2="24.999cm" svg:y2="10.999cm" draw:start-shape="id12" draw:start-glue-point="11" draw:end-shape="id10" draw:end-glue-point="3" svg:d="m17106 15292 7893-4293">
          <text:p/>
        </draw:connector>
        <draw:connector draw:style-name="gr4" draw:text-style-name="P1" draw:layer="layout" draw:type="line" svg:x1="17.399cm" svg:y1="15.999cm" svg:x2="24.999cm" svg:y2="13.599cm" draw:start-shape="id12" draw:start-glue-point="10" draw:end-shape="id13" draw:end-glue-point="3" svg:d="m17399 15999 7600-2400">
          <text:p/>
        </draw:connector>
        <draw:connector draw:style-name="gr4" draw:text-style-name="P1" draw:layer="layout" draw:type="line" svg:x1="17.399cm" svg:y1="15.999cm" svg:x2="24.999cm" svg:y2="17.799cm" draw:start-shape="id12" draw:start-glue-point="10" draw:end-shape="id8" draw:end-glue-point="3" svg:d="m17399 15999 7600 1800">
          <text:p/>
        </draw:connector>
        <draw:connector draw:style-name="gr4" draw:text-style-name="P1" draw:layer="layout" draw:type="line" svg:x1="15.399cm" svg:y1="15.999cm" svg:x2="8.099cm" svg:y2="18.899cm" draw:start-shape="id12" draw:start-glue-point="6" draw:end-shape="id6" draw:end-glue-point="8" svg:d="m15399 15999-7300 2900">
          <text:p/>
        </draw:connector>
        <draw:connector draw:style-name="gr4" draw:text-style-name="P1" draw:layer="layout" draw:type="line" svg:x1="15.692cm" svg:y1="15.292cm" svg:x2="8.099cm" svg:y2="14.699cm" draw:start-shape="id12" draw:start-glue-point="5" draw:end-shape="id14" draw:end-glue-point="8" svg:d="m15692 15292-7593-593">
          <text:p/>
        </draw:connector>
        <draw:connector draw:style-name="gr4" draw:text-style-name="P1" draw:layer="layout" draw:type="line" svg:x1="15.692cm" svg:y1="15.292cm" svg:x2="8.099cm" svg:y2="12.099cm" draw:start-shape="id12" draw:start-glue-point="5" draw:end-shape="id5" draw:end-glue-point="8" svg:d="m15692 15292-7593-3193">
          <text:p/>
        </draw:connector>
        <draw:connector draw:style-name="gr4" draw:text-style-name="P1" draw:layer="layout" draw:type="line" svg:x1="24.999cm" svg:y1="17.799cm" svg:x2="17.4cm" svg:y2="5.2cm" draw:start-shape="id8" draw:start-glue-point="3" draw:end-shape="id1" draw:end-glue-point="10" svg:d="m24999 17799-7599-12599">
          <text:p/>
        </draw:connector>
        <draw:connector draw:style-name="gr4" draw:text-style-name="P1" draw:layer="layout" draw:type="line" svg:x1="24.999cm" svg:y1="17.799cm" svg:x2="17.106cm" svg:y2="16.706cm" draw:start-shape="id8" draw:start-glue-point="3" draw:end-shape="id12" draw:end-glue-point="9" svg:d="m24999 17799-7893-1093">
          <text:p/>
        </draw:connector>
        <draw:connector draw:style-name="gr4" draw:text-style-name="P1" draw:layer="layout" draw:type="line" svg:x1="25cm" svg:y1="5.5cm" svg:x2="17.107cm" svg:y2="4.493cm" draw:start-shape="id7" draw:start-glue-point="3" draw:end-shape="id1" draw:end-glue-point="11" svg:d="m25000 5500-7893-1007">
          <text:p/>
        </draw:connector>
        <draw:connector draw:style-name="gr4" draw:text-style-name="P1" draw:layer="layout" draw:type="line" svg:x1="24.999cm" svg:y1="8.399cm" svg:x2="17.106cm" svg:y2="7.292cm" draw:start-shape="id11" draw:start-glue-point="3" draw:end-shape="id4" draw:end-glue-point="11" svg:d="m24999 8399-7893-1107">
          <text:p/>
        </draw:connector>
        <draw:connector draw:style-name="gr4" draw:text-style-name="P1" draw:layer="layout" draw:type="line" svg:x1="24.999cm" svg:y1="10.999cm" svg:x2="17.106cm" svg:y2="10.292cm" draw:start-shape="id10" draw:start-glue-point="3" draw:end-shape="id9" draw:end-glue-point="11" svg:d="m24999 10999-7893-707">
          <text:p/>
        </draw:connector>
        <draw:connector draw:style-name="gr4" draw:text-style-name="P1" draw:layer="layout" draw:type="line" svg:x1="24.999cm" svg:y1="13.599cm" svg:x2="17.106cm" svg:y2="15.292cm" draw:start-shape="id13" draw:start-glue-point="3" draw:end-shape="id12" draw:end-glue-point="11" svg:d="m24999 13599-7893 1693">
          <text:p/>
        </draw:connector>
        <draw:connector draw:style-name="gr4" draw:text-style-name="P1" draw:layer="layout" draw:type="line" svg:x1="25cm" svg:y1="5.5cm" svg:x2="16.399cm" svg:y2="9.999cm" draw:start-shape="id7" draw:start-glue-point="3" draw:end-shape="id9" draw:end-glue-point="4" svg:d="m25000 5500-8601 4499">
          <text:p/>
        </draw:connector>
        <draw:connector draw:style-name="gr4" draw:text-style-name="P1" draw:layer="layout" draw:type="line" svg:x1="7.574cm" svg:y1="8.199cm" svg:x2="15.4cm" svg:y2="5.2cm" draw:start-shape="id3" draw:start-glue-point="9" draw:end-shape="id1" draw:end-glue-point="6" svg:d="m7574 8199 7826-2999">
          <text:p/>
        </draw:connector>
        <draw:connector draw:style-name="gr4" draw:text-style-name="P1" draw:layer="layout" draw:type="line" svg:x1="7.574cm" svg:y1="17.899cm" svg:x2="15.399cm" svg:y2="15.999cm" draw:start-shape="id6" draw:start-glue-point="9" draw:end-shape="id12" draw:end-glue-point="6" svg:d="m7574 17899 7825-1900">
          <text:p/>
        </draw:connector>
        <draw:connector draw:style-name="gr4" draw:text-style-name="P1" draw:layer="layout" draw:type="line" svg:x1="7.574cm" svg:y1="17.899cm" svg:x2="15.692cm" svg:y2="8.706cm" draw:start-shape="id6" draw:start-glue-point="9" draw:end-shape="id4" draw:end-glue-point="7" svg:d="m7574 17899 8118-9193">
          <text:p/>
        </draw:connector>
        <draw:connector draw:style-name="gr4" draw:text-style-name="P1" draw:layer="layout" draw:type="line" svg:x1="7.574cm" svg:y1="11.099cm" svg:x2="15.399cm" svg:y2="7.999cm" draw:start-shape="id5" draw:start-glue-point="9" draw:end-shape="id4" draw:end-glue-point="6" svg:d="m7574 11099 7825-3100">
          <text:p/>
        </draw:connector>
        <draw:connector draw:style-name="gr4" draw:text-style-name="P1" draw:layer="layout" draw:type="line" svg:x1="7.574cm" svg:y1="11.099cm" svg:x2="15.692cm" svg:y2="15.292cm" draw:start-shape="id5" draw:start-glue-point="9" draw:end-shape="id12" draw:end-glue-point="5" svg:d="m7574 11099 8118 4193">
          <text:p/>
        </draw:connector>
        <draw:connector draw:style-name="gr4" draw:text-style-name="P1" draw:layer="layout" draw:type="line" svg:x1="7.574cm" svg:y1="13.699cm" svg:x2="15.692cm" svg:y2="15.292cm" draw:start-shape="id14" draw:start-glue-point="9" draw:end-shape="id12" draw:end-glue-point="5" svg:d="m7574 13699 8118 1593">
          <text:p/>
        </draw:connector>
        <draw:connector draw:style-name="gr4" draw:text-style-name="P1" draw:layer="layout" draw:type="line" svg:x1="7.574cm" svg:y1="8.199cm" svg:x2="15.399cm" svg:y2="10.999cm" draw:start-shape="id3" draw:start-glue-point="9" draw:end-shape="id9" draw:end-glue-point="6" svg:d="m7574 8199 7825 2800">
          <text:p/>
        </draw:connector>
        <draw:connector draw:style-name="gr4" draw:text-style-name="P1" draw:layer="layout" draw:type="line" svg:x1="15.399cm" svg:y1="10.999cm" svg:x2="8.099cm" svg:y2="9.199cm" draw:start-shape="id9" draw:start-glue-point="6" draw:end-shape="id3" draw:end-glue-point="8" svg:d="m15399 10999-7300-1800">
          <text:p/>
        </draw:connector>
        <draw:frame draw:style-name="gr5" draw:text-style-name="P2" draw:layer="layout" svg:width="6.1cm" svg:height="2.85cm" svg:x="14.2cm" svg:y="1.2cm">
          <draw:text-box>
            <text:p><text:span text:style-name="T1"><text:s/></text:span><text:span text:style-name="T1">Latent</text:span></text:p>
            <text:p><text:span text:style-name="T1"><text:s/></text:span><text:span text:style-name="T1">Factors</text:span></text:p>
          </draw:text-box>
        </draw:frame>
        <draw:frame draw:style-name="gr6" draw:text-style-name="P2" draw:layer="layout" svg:width="6cm" svg:height="2.15cm" svg:x="5.6cm" svg:y="1.7cm">
          <draw:text-box>
            <text:p><text:span text:style-name="T1">Posts</text:span></text:p>
          </draw:text-box>
        </draw:frame>
        <draw:frame draw:style-name="gr7" draw:text-style-name="P2" draw:layer="layout" svg:width="5.9cm" svg:height="2.05cm" svg:x="23.9cm" svg:y="1.9cm">
          <draw:text-box>
            <text:p><text:span text:style-name="T1">Terms</text:span></text:p>
          </draw:text-box>
        </draw:frame>
        <draw:frame draw:style-name="gr8" draw:text-style-name="P2" draw:layer="layout" svg:width="1.323cm" svg:height="1.352cm" svg:x="6.5cm" svg:y="18.9cm">
          <draw:text-box>
            <text:p><text:span text:style-name="T1">M</text:span></text:p>
          </draw:text-box>
        </draw:frame>
        <draw:frame draw:style-name="gr8" draw:text-style-name="P2" draw:layer="layout" svg:width="1.213cm" svg:height="1.352cm" svg:x="15.801cm" svg:y="18.9cm">
          <draw:text-box>
            <text:p><text:span text:style-name="T1">K</text:span></text:p>
          </draw:text-box>
        </draw:frame>
        <draw:frame draw:style-name="gr8" draw:text-style-name="P2" draw:layer="layout" svg:width="1.213cm" svg:height="1.352cm" svg:x="25.202cm" svg:y="18.9cm">
          <draw:text-box>
            <text:p><text:span text:style-name="T1">N</text:span></text:p>
          </draw:text-box>
        </draw:frame>
        <draw:custom-shape draw:style-name="gr9" draw:text-style-name="P1" draw:layer="layout" svg:width="2.8cm" svg:height="6cm" svg:x="1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8cm" svg:height="6cm" svg:x="15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.4cm" svg:height="3.75cm" svg:x="6.6cm" svg:y="14.8cm">
          <draw:text-box>
            <text:p text:style-name="P3"><text:span text:style-name="T2"/></text:p>
            <text:p text:style-name="P3"><text:span text:style-name="T2"/></text:p>
            <text:p text:style-name="P3"><text:span text:style-name="T3">.</text:span></text:p>
            <text:p text:style-name="P3"><text:span text:style-name="T3">.</text:span></text:p>
            <text:p text:style-name="P3"><text:span text:style-name="T2">.</text:span></text:p>
          </draw:text-box>
        </draw:frame>
        <draw:frame draw:style-name="gr10" draw:text-style-name="P4" draw:layer="layout" svg:width="1.4cm" svg:height="3.75cm" svg:x="16.1cm" svg:y="12.8cm">
          <draw:text-box>
            <text:p text:style-name="P3"><text:span text:style-name="T2"/></text:p>
            <text:p text:style-name="P3"><text:span text:style-name="T2"/></text:p>
            <text:p text:style-name="P3"><text:span text:style-name="T3">.</text:span></text:p>
            <text:p text:style-name="P3"><text:span text:style-name="T3">.</text:span></text:p>
            <text:p text:style-name="P3"><text:span text:style-name="T2">.</text:span></text:p>
          </draw:text-box>
        </draw:frame>
        <draw:frame draw:style-name="gr10" draw:text-style-name="P4" draw:layer="layout" svg:width="1.4cm" svg:height="3.75cm" svg:x="25.4cm" svg:y="14.8cm">
          <draw:text-box>
            <text:p text:style-name="P3"><text:span text:style-name="T2"/></text:p>
            <text:p text:style-name="P3"><text:span text:style-name="T2"/></text:p>
            <text:p text:style-name="P3"><text:span text:style-name="T3">.</text:span></text:p>
            <text:p text:style-name="P3"><text:span text:style-name="T3">.</text:span></text:p>
            <text:p text:style-name="P3"><text:span text:style-name="T2">.</text:span></text:p>
          </draw:text-box>
        </draw:frame>
        <draw:custom-shape draw:style-name="gr11" draw:text-style-name="P1" draw:layer="layout" svg:width="2.8cm" svg:height="2.8cm" svg:x="15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xml:id="id15" draw:id="id15" draw:layer="layout" svg:width="3.601cm" svg:height="3.275cm" svg:x="1.2cm" svg:y="5.2cm">
          <draw:image xlink:href="Pictures/10000000000000FB000000C9C0E82671.jpg" xlink:type="simple" xlink:show="embed" xlink:actuate="onLoad">
            <text:p/>
          </draw:image>
        </draw:frame>
        <draw:frame draw:style-name="gr12" draw:text-style-name="P1" xml:id="id16" draw:id="id16" draw:layer="layout" svg:width="3.601cm" svg:height="3.275cm" svg:x="1.201cm" svg:y="9.601cm">
          <draw:image xlink:href="Pictures/10000000000000FB000000C9C0E82671.jpg" xlink:type="simple" xlink:show="embed" xlink:actuate="onLoad">
            <text:p/>
          </draw:image>
        </draw:frame>
        <draw:frame draw:style-name="gr12" draw:text-style-name="P1" xml:id="id17" draw:id="id17" draw:layer="layout" svg:width="3.601cm" svg:height="3.275cm" svg:x="1.201cm" svg:y="14.801cm">
          <draw:image xlink:href="Pictures/10000000000000FB000000C9C0E82671.jpg" xlink:type="simple" xlink:show="embed" xlink:actuate="onLoad">
            <text:p/>
          </draw:image>
        </draw:frame>
        <draw:connector draw:style-name="gr13" draw:text-style-name="P1" draw:layer="layout" draw:type="line" svg:x1="4.801cm" svg:y1="6.837cm" svg:x2="6cm" svg:y2="6cm" draw:start-shape="id15" draw:start-glue-point="1" draw:end-shape="id2" draw:end-glue-point="6" svg:d="m4801 6837 1199-837">
          <text:p/>
        </draw:connector>
        <draw:connector draw:style-name="gr13" draw:text-style-name="P1" draw:layer="layout" draw:type="line" svg:x1="4.801cm" svg:y1="6.837cm" svg:x2="6.524cm" svg:y2="8.199cm" draw:start-shape="id15" draw:end-shape="id3" draw:end-glue-point="5" svg:d="m4801 6837 1723 1362">
          <text:p/>
        </draw:connector>
        <draw:connector draw:style-name="gr13" draw:text-style-name="P1" draw:layer="layout" draw:type="line" svg:x1="4.802cm" svg:y1="11.238cm" svg:x2="6.524cm" svg:y2="11.099cm" draw:start-shape="id16" draw:start-glue-point="1" draw:end-shape="id5" draw:end-glue-point="5" svg:d="m4802 11238 1722-139">
          <text:p/>
        </draw:connector>
        <draw:connector draw:style-name="gr13" draw:text-style-name="P1" draw:layer="layout" draw:type="line" svg:x1="4.802cm" svg:y1="11.238cm" svg:x2="5.999cm" svg:y2="14.699cm" draw:start-shape="id16" draw:start-glue-point="1" draw:end-shape="id14" draw:end-glue-point="6" svg:d="m4802 11238 1197 3461">
          <text:p/>
        </draw:connector>
        <draw:connector draw:style-name="gr13" draw:text-style-name="P1" draw:layer="layout" draw:type="line" svg:x1="4.802cm" svg:y1="16.438cm" svg:x2="6.524cm" svg:y2="17.899cm" draw:start-shape="id17" draw:end-shape="id6" draw:end-glue-point="5" svg:d="m4802 16438 1722 1461">
          <text:p/>
        </draw:connector>
        <draw:frame draw:style-name="gr14" draw:text-style-name="P5" draw:layer="layout" svg:width="4.2cm" svg:height="1.987cm" svg:x="19.7cm" svg:y="0.813cm">
          <draw:text-box>
            <text:p><text:span text:style-name="T4">Semantic</text:span></text:p>
            <text:p><text:span text:style-name="T4">Topics</text:span></text:p>
          </draw:text-box>
        </draw:frame>
        <draw:line draw:style-name="gr4" draw:text-style-name="P1" draw:layer="layout" svg:x1="20.3cm" svg:y1="2.9cm" svg:x2="17.4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hmourao </meta:initial-creator>
    <meta:creation-date>2012-11-11T18:03:52</meta:creation-date>
    <dc:date>2013-08-25T11:13:45</dc:date>
    <meta:editing-duration>PT4M47S</meta:editing-duration>
    <meta:editing-cycles>4</meta:editing-cycles>
    <meta:generator>LibreOffice/3.5$Linux_X86_64 LibreOffice_project/350m1$Build-2</meta:generator>
    <meta:document-statistic meta:object-count="67"/>
  </office:meta>
</office:document-meta>
</file>